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z=1d</text:p>
          </table:table-cell>
          <table:table-cell office:value-type="string">
            <text:p>z=3d</text:p>
          </table:table-cell>
        </table:table-row>
        <table:table-row table:style-name="ro1">
          <table:table-cell office:value-type="string">
            <text:p>x=1d</text:p>
          </table:table-cell>
          <table:table-cell table:number-columns-repeated="2" office:value-type="string">
            <text:p>v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107807">
            <text:p>0.107807</text:p>
          </table:table-cell>
          <table:table-cell office:value-type="float" office:value="0.107983">
            <text:p>0.10798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336817">
            <text:p>0.336817</text:p>
          </table:table-cell>
          <table:table-cell office:value-type="float" office:value="0.334922">
            <text:p>0.334922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569592">
            <text:p>0.569592</text:p>
          </table:table-cell>
          <table:table-cell office:value-type="float" office:value="0.561675">
            <text:p>0.56167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69927">
            <text:p>0.769927</text:p>
          </table:table-cell>
          <table:table-cell office:value-type="float" office:value="0.75708">
            <text:p>0.75708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918057">
            <text:p>0.918057</text:p>
          </table:table-cell>
          <table:table-cell office:value-type="float" office:value="0.905927">
            <text:p>0.905927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.01335">
            <text:p>1.01335</text:p>
          </table:table-cell>
          <table:table-cell office:value-type="float" office:value="1.00686">
            <text:p>1.00686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1.07">
            <text:p>1.07</text:p>
          </table:table-cell>
          <table:table-cell office:value-type="float" office:value="1.07072">
            <text:p>1.0707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.10374">
            <text:p>1.10374</text:p>
          </table:table-cell>
          <table:table-cell office:value-type="float" office:value="1.11061">
            <text:p>1.11061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1.12477">
            <text:p>1.12477</text:p>
          </table:table-cell>
          <table:table-cell office:value-type="float" office:value="1.13603">
            <text:p>1.1360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.13936">
            <text:p>1.13936</text:p>
          </table:table-cell>
          <table:table-cell office:value-type="float" office:value="1.15328">
            <text:p>1.15328</text:p>
          </table:table-cell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1.15094">
            <text:p>1.15094</text:p>
          </table:table-cell>
          <table:table-cell office:value-type="float" office:value="1.16623">
            <text:p>1.16623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16091">
            <text:p>1.16091</text:p>
          </table:table-cell>
          <table:table-cell office:value-type="float" office:value="1.17679">
            <text:p>1.17679</text:p>
          </table:table-cell>
        </table:table-row>
        <table:table-row table:style-name="ro1">
          <table:table-cell office:value-type="float" office:value="0.325">
            <text:p>0.325</text:p>
          </table:table-cell>
          <table:table-cell office:value-type="float" office:value="1.17012">
            <text:p>1.17012</text:p>
          </table:table-cell>
          <table:table-cell office:value-type="float" office:value="1.18521">
            <text:p>1.18521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.17989">
            <text:p>1.17989</text:p>
          </table:table-cell>
          <table:table-cell office:value-type="float" office:value="1.19313">
            <text:p>1.19313</text:p>
          </table:table-cell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1.18976">
            <text:p>1.18976</text:p>
          </table:table-cell>
          <table:table-cell office:value-type="float" office:value="1.20094">
            <text:p>1.2009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.19948">
            <text:p>1.19948</text:p>
          </table:table-cell>
          <table:table-cell office:value-type="float" office:value="1.2078">
            <text:p>1.2078</text:p>
          </table:table-cell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1.20883">
            <text:p>1.20883</text:p>
          </table:table-cell>
          <table:table-cell office:value-type="float" office:value="1.21467">
            <text:p>1.2146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.2191">
            <text:p>1.2191</text:p>
          </table:table-cell>
          <table:table-cell office:value-type="float" office:value="1.2221">
            <text:p>1.2221</text:p>
          </table:table-cell>
        </table:table-row>
        <table:table-row table:style-name="ro1">
          <table:table-cell office:value-type="float" office:value="0.475">
            <text:p>0.475</text:p>
          </table:table-cell>
          <table:table-cell office:value-type="float" office:value="1.22948">
            <text:p>1.22948</text:p>
          </table:table-cell>
          <table:table-cell office:value-type="float" office:value="1.2291">
            <text:p>1.229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2394">
            <text:p>1.2394</text:p>
          </table:table-cell>
          <table:table-cell office:value-type="float" office:value="1.23555">
            <text:p>1.23555</text:p>
          </table:table-cell>
        </table:table-row>
        <table:table-row table:style-name="ro1">
          <table:table-cell office:value-type="float" office:value="0.525">
            <text:p>0.525</text:p>
          </table:table-cell>
          <table:table-cell office:value-type="float" office:value="1.25028">
            <text:p>1.25028</text:p>
          </table:table-cell>
          <table:table-cell office:value-type="float" office:value="1.24283">
            <text:p>1.2428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.26148">
            <text:p>1.26148</text:p>
          </table:table-cell>
          <table:table-cell office:value-type="float" office:value="1.25019">
            <text:p>1.25019</text:p>
          </table:table-cell>
        </table:table-row>
        <table:table-row table:style-name="ro1">
          <table:table-cell office:value-type="float" office:value="0.575">
            <text:p>0.575</text:p>
          </table:table-cell>
          <table:table-cell office:value-type="float" office:value="1.27124">
            <text:p>1.27124</text:p>
          </table:table-cell>
          <table:table-cell office:value-type="float" office:value="1.25611">
            <text:p>1.25611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28194">
            <text:p>1.28194</text:p>
          </table:table-cell>
          <table:table-cell office:value-type="float" office:value="1.26263">
            <text:p>1.26263</text:p>
          </table:table-cell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1.29397">
            <text:p>1.29397</text:p>
          </table:table-cell>
          <table:table-cell office:value-type="float" office:value="1.26996">
            <text:p>1.26996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.30413">
            <text:p>1.30413</text:p>
          </table:table-cell>
          <table:table-cell office:value-type="float" office:value="1.27542">
            <text:p>1.27542</text:p>
          </table:table-cell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1.3138">
            <text:p>1.3138</text:p>
          </table:table-cell>
          <table:table-cell office:value-type="float" office:value="1.2806">
            <text:p>1.280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32622">
            <text:p>1.32622</text:p>
          </table:table-cell>
          <table:table-cell office:value-type="float" office:value="1.28854">
            <text:p>1.28854</text:p>
          </table:table-cell>
        </table:table-row>
        <table:table-row table:style-name="ro1">
          <table:table-cell office:value-type="float" office:value="0.725">
            <text:p>0.725</text:p>
          </table:table-cell>
          <table:table-cell office:value-type="float" office:value="1.33666">
            <text:p>1.33666</text:p>
          </table:table-cell>
          <table:table-cell office:value-type="float" office:value="1.29448">
            <text:p>1.2944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.34575">
            <text:p>1.34575</text:p>
          </table:table-cell>
          <table:table-cell office:value-type="float" office:value="1.29898">
            <text:p>1.29898</text:p>
          </table:table-cell>
        </table:table-row>
        <table:table-row table:style-name="ro1">
          <table:table-cell office:value-type="float" office:value="0.775">
            <text:p>0.775</text:p>
          </table:table-cell>
          <table:table-cell office:value-type="float" office:value="1.35798">
            <text:p>1.35798</text:p>
          </table:table-cell>
          <table:table-cell office:value-type="float" office:value="1.30665">
            <text:p>1.3066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.36882">
            <text:p>1.36882</text:p>
          </table:table-cell>
          <table:table-cell office:value-type="float" office:value="1.31247">
            <text:p>1.31247</text:p>
          </table:table-cell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1.37724">
            <text:p>1.37724</text:p>
          </table:table-cell>
          <table:table-cell office:value-type="float" office:value="1.3162">
            <text:p>1.316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.38868">
            <text:p>1.38868</text:p>
          </table:table-cell>
          <table:table-cell office:value-type="float" office:value="1.32306">
            <text:p>1.32306</text:p>
          </table:table-cell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1.39964">
            <text:p>1.39964</text:p>
          </table:table-cell>
          <table:table-cell office:value-type="float" office:value="1.3291">
            <text:p>1.329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40835">
            <text:p>1.40835</text:p>
          </table:table-cell>
          <table:table-cell office:value-type="float" office:value="1.3331">
            <text:p>1.3331</text:p>
          </table:table-cell>
        </table:table-row>
        <table:table-row table:style-name="ro1">
          <table:table-cell office:value-type="float" office:value="0.925">
            <text:p>0.925</text:p>
          </table:table-cell>
          <table:table-cell office:value-type="float" office:value="1.41877">
            <text:p>1.41877</text:p>
          </table:table-cell>
          <table:table-cell office:value-type="float" office:value="1.33842">
            <text:p>1.3384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.42955">
            <text:p>1.42955</text:p>
          </table:table-cell>
          <table:table-cell office:value-type="float" office:value="1.34392">
            <text:p>1.34392</text:p>
          </table:table-cell>
        </table:table-row>
        <table:table-row table:style-name="ro1">
          <table:table-cell office:value-type="float" office:value="0.975">
            <text:p>0.975</text:p>
          </table:table-cell>
          <table:table-cell office:value-type="float" office:value="1.43883">
            <text:p>1.43883</text:p>
          </table:table-cell>
          <table:table-cell office:value-type="float" office:value="1.34818">
            <text:p>1.348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4831">
            <text:p>1.44831</text:p>
          </table:table-cell>
          <table:table-cell office:value-type="float" office:value="1.35241">
            <text:p>1.35241</text:p>
          </table:table-cell>
        </table:table-row>
        <table:table-row table:style-name="ro1">
          <table:table-cell office:value-type="float" office:value="1.025">
            <text:p>1.025</text:p>
          </table:table-cell>
          <table:table-cell office:value-type="float" office:value="1.45723">
            <text:p>1.45723</text:p>
          </table:table-cell>
          <table:table-cell office:value-type="float" office:value="1.35676">
            <text:p>1.3567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.46633">
            <text:p>1.46633</text:p>
          </table:table-cell>
          <table:table-cell office:value-type="float" office:value="1.36121">
            <text:p>1.36121</text:p>
          </table:table-cell>
        </table:table-row>
        <table:table-row table:style-name="ro1">
          <table:table-cell office:value-type="float" office:value="1.075">
            <text:p>1.075</text:p>
          </table:table-cell>
          <table:table-cell office:value-type="float" office:value="1.47369">
            <text:p>1.47369</text:p>
          </table:table-cell>
          <table:table-cell office:value-type="float" office:value="1.36399">
            <text:p>1.3639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48073">
            <text:p>1.48073</text:p>
          </table:table-cell>
          <table:table-cell office:value-type="float" office:value="1.36649">
            <text:p>1.36649</text:p>
          </table:table-cell>
        </table:table-row>
        <table:table-row table:style-name="ro1">
          <table:table-cell office:value-type="float" office:value="1.125">
            <text:p>1.125</text:p>
          </table:table-cell>
          <table:table-cell office:value-type="float" office:value="1.48904">
            <text:p>1.48904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.49489">
            <text:p>1.49489</text:p>
          </table:table-cell>
          <table:table-cell office:value-type="float" office:value="1.37122">
            <text:p>1.37122</text:p>
          </table:table-cell>
        </table:table-row>
        <table:table-row table:style-name="ro1">
          <table:table-cell office:value-type="float" office:value="1.175">
            <text:p>1.175</text:p>
          </table:table-cell>
          <table:table-cell office:value-type="float" office:value="1.49924">
            <text:p>1.49924</text:p>
          </table:table-cell>
          <table:table-cell office:value-type="float" office:value="1.37096">
            <text:p>1.3709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50476">
            <text:p>1.50476</text:p>
          </table:table-cell>
          <table:table-cell office:value-type="float" office:value="1.37283">
            <text:p>1.37283</text:p>
          </table:table-cell>
        </table:table-row>
        <table:table-row table:style-name="ro1">
          <table:table-cell office:value-type="float" office:value="1.225">
            <text:p>1.225</text:p>
          </table:table-cell>
          <table:table-cell office:value-type="float" office:value="1.50747">
            <text:p>1.50747</text:p>
          </table:table-cell>
          <table:table-cell office:value-type="float" office:value="1.37285">
            <text:p>1.3728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.50809">
            <text:p>1.50809</text:p>
          </table:table-cell>
          <table:table-cell office:value-type="float" office:value="1.36941">
            <text:p>1.36941</text:p>
          </table:table-cell>
        </table:table-row>
        <table:table-row table:style-name="ro1">
          <table:table-cell office:value-type="float" office:value="1.275">
            <text:p>1.275</text:p>
          </table:table-cell>
          <table:table-cell office:value-type="float" office:value="1.50996">
            <text:p>1.50996</text:p>
          </table:table-cell>
          <table:table-cell office:value-type="float" office:value="1.367">
            <text:p>1.367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5099">
            <text:p>1.5099</text:p>
          </table:table-cell>
          <table:table-cell office:value-type="float" office:value="1.36294">
            <text:p>1.36294</text:p>
          </table:table-cell>
        </table:table-row>
        <table:table-row table:style-name="ro1">
          <table:table-cell office:value-type="float" office:value="1.325">
            <text:p>1.325</text:p>
          </table:table-cell>
          <table:table-cell office:value-type="float" office:value="1.50615">
            <text:p>1.50615</text:p>
          </table:table-cell>
          <table:table-cell office:value-type="float" office:value="1.35458">
            <text:p>1.35458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.50387">
            <text:p>1.50387</text:p>
          </table:table-cell>
          <table:table-cell office:value-type="float" office:value="1.34843">
            <text:p>1.34843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office:value-type="float" office:value="1.4967">
            <text:p>1.4967</text:p>
          </table:table-cell>
          <table:table-cell office:value-type="float" office:value="1.34013">
            <text:p>1.34013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.48534">
            <text:p>1.48534</text:p>
          </table:table-cell>
          <table:table-cell office:value-type="float" office:value="1.32729">
            <text:p>1.32729</text:p>
          </table:table-cell>
        </table:table-row>
        <table:table-row table:style-name="ro1">
          <table:table-cell office:value-type="float" office:value="1.425">
            <text:p>1.425</text:p>
          </table:table-cell>
          <table:table-cell office:value-type="float" office:value="1.47293">
            <text:p>1.47293</text:p>
          </table:table-cell>
          <table:table-cell office:value-type="float" office:value="1.31242">
            <text:p>1.31242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.45863">
            <text:p>1.45863</text:p>
          </table:table-cell>
          <table:table-cell office:value-type="float" office:value="1.29459">
            <text:p>1.29459</text:p>
          </table:table-cell>
        </table:table-row>
        <table:table-row table:style-name="ro1">
          <table:table-cell office:value-type="float" office:value="1.475">
            <text:p>1.475</text:p>
          </table:table-cell>
          <table:table-cell office:value-type="float" office:value="1.43932">
            <text:p>1.43932</text:p>
          </table:table-cell>
          <table:table-cell office:value-type="float" office:value="1.27259">
            <text:p>1.272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41742">
            <text:p>1.41742</text:p>
          </table:table-cell>
          <table:table-cell office:value-type="float" office:value="1.25023">
            <text:p>1.25023</text:p>
          </table:table-cell>
        </table:table-row>
        <table:table-row table:style-name="ro1">
          <table:table-cell office:value-type="float" office:value="1.525">
            <text:p>1.525</text:p>
          </table:table-cell>
          <table:table-cell office:value-type="float" office:value="1.39454">
            <text:p>1.39454</text:p>
          </table:table-cell>
          <table:table-cell office:value-type="float" office:value="1.22843">
            <text:p>1.22843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.36747">
            <text:p>1.36747</text:p>
          </table:table-cell>
          <table:table-cell office:value-type="float" office:value="1.20444">
            <text:p>1.20444</text:p>
          </table:table-cell>
        </table:table-row>
        <table:table-row table:style-name="ro1">
          <table:table-cell office:value-type="float" office:value="1.575">
            <text:p>1.575</text:p>
          </table:table-cell>
          <table:table-cell office:value-type="float" office:value="1.33421">
            <text:p>1.33421</text:p>
          </table:table-cell>
          <table:table-cell office:value-type="float" office:value="1.17798">
            <text:p>1.17798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29931">
            <text:p>1.29931</text:p>
          </table:table-cell>
          <table:table-cell office:value-type="float" office:value="1.15005">
            <text:p>1.15005</text:p>
          </table:table-cell>
        </table:table-row>
        <table:table-row table:style-name="ro1">
          <table:table-cell office:value-type="float" office:value="1.625">
            <text:p>1.625</text:p>
          </table:table-cell>
          <table:table-cell office:value-type="float" office:value="1.26275">
            <text:p>1.26275</text:p>
          </table:table-cell>
          <table:table-cell office:value-type="float" office:value="1.1211">
            <text:p>1.1211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.22327">
            <text:p>1.22327</text:p>
          </table:table-cell>
          <table:table-cell office:value-type="float" office:value="1.09064">
            <text:p>1.09064</text:p>
          </table:table-cell>
        </table:table-row>
        <table:table-row table:style-name="ro1">
          <table:table-cell office:value-type="float" office:value="1.675">
            <text:p>1.675</text:p>
          </table:table-cell>
          <table:table-cell office:value-type="float" office:value="1.18292">
            <text:p>1.18292</text:p>
          </table:table-cell>
          <table:table-cell office:value-type="float" office:value="1.05857">
            <text:p>1.05857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1402">
            <text:p>1.1402</text:p>
          </table:table-cell>
          <table:table-cell office:value-type="float" office:value="1.02604">
            <text:p>1.02604</text:p>
          </table:table-cell>
        </table:table-row>
        <table:table-row table:style-name="ro1">
          <table:table-cell office:value-type="float" office:value="1.725">
            <text:p>1.725</text:p>
          </table:table-cell>
          <table:table-cell office:value-type="float" office:value="1.09229">
            <text:p>1.09229</text:p>
          </table:table-cell>
          <table:table-cell office:value-type="float" office:value="0.992183">
            <text:p>0.992183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.0414">
            <text:p>1.0414</text:p>
          </table:table-cell>
          <table:table-cell office:value-type="float" office:value="0.958318">
            <text:p>0.958318</text:p>
          </table:table-cell>
        </table:table-row>
        <table:table-row table:style-name="ro1">
          <table:table-cell office:value-type="float" office:value="1.775">
            <text:p>1.775</text:p>
          </table:table-cell>
          <table:table-cell office:value-type="float" office:value="0.989685">
            <text:p>0.989685</text:p>
          </table:table-cell>
          <table:table-cell office:value-type="float" office:value="0.924372">
            <text:p>0.92437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938792">
            <text:p>0.938792</text:p>
          </table:table-cell>
          <table:table-cell office:value-type="float" office:value="0.88968">
            <text:p>0.88968</text:p>
          </table:table-cell>
        </table:table-row>
        <table:table-row table:style-name="ro1">
          <table:table-cell office:value-type="float" office:value="1.825">
            <text:p>1.825</text:p>
          </table:table-cell>
          <table:table-cell office:value-type="float" office:value="0.887047">
            <text:p>0.887047</text:p>
          </table:table-cell>
          <table:table-cell office:value-type="float" office:value="0.853617">
            <text:p>0.853617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835467">
            <text:p>0.835467</text:p>
          </table:table-cell>
          <table:table-cell office:value-type="float" office:value="0.816865">
            <text:p>0.816865</text:p>
          </table:table-cell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782977">
            <text:p>0.782977</text:p>
          </table:table-cell>
          <table:table-cell office:value-type="float" office:value="0.778122">
            <text:p>0.778122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731312">
            <text:p>0.731312</text:p>
          </table:table-cell>
          <table:table-cell office:value-type="float" office:value="0.740957">
            <text:p>0.740957</text:p>
          </table:table-cell>
        </table:table-row>
        <table:table-row table:style-name="ro1">
          <table:table-cell office:value-type="float" office:value="1.925">
            <text:p>1.925</text:p>
          </table:table-cell>
          <table:table-cell office:value-type="float" office:value="0.680847">
            <text:p>0.680847</text:p>
          </table:table-cell>
          <table:table-cell office:value-type="float" office:value="0.70492">
            <text:p>0.7049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63">
            <text:p>0.63</text:p>
          </table:table-cell>
          <table:table-cell office:value-type="float" office:value="0.67014">
            <text:p>0.67014</text:p>
          </table:table-cell>
        </table:table-row>
        <table:table-row table:style-name="ro1">
          <table:table-cell office:value-type="float" office:value="1.975">
            <text:p>1.975</text:p>
          </table:table-cell>
          <table:table-cell office:value-type="float" office:value="0.57849">
            <text:p>0.57849</text:p>
          </table:table-cell>
          <table:table-cell office:value-type="float" office:value="0.636215">
            <text:p>0.636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28505">
            <text:p>0.528505</text:p>
          </table:table-cell>
          <table:table-cell office:value-type="float" office:value="0.604052">
            <text:p>0.604052</text:p>
          </table:table-cell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0.480278">
            <text:p>0.480278</text:p>
          </table:table-cell>
          <table:table-cell office:value-type="float" office:value="0.571682">
            <text:p>0.571682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43356">
            <text:p>0.43356</text:p>
          </table:table-cell>
          <table:table-cell office:value-type="float" office:value="0.538338">
            <text:p>0.538338</text:p>
          </table:table-cell>
        </table:table-row>
        <table:table-row table:style-name="ro1">
          <table:table-cell office:value-type="float" office:value="2.075">
            <text:p>2.075</text:p>
          </table:table-cell>
          <table:table-cell office:value-type="float" office:value="0.388422">
            <text:p>0.388422</text:p>
          </table:table-cell>
          <table:table-cell office:value-type="float" office:value="0.505268">
            <text:p>0.505268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344952">
            <text:p>0.344952</text:p>
          </table:table-cell>
          <table:table-cell office:value-type="float" office:value="0.475797">
            <text:p>0.475797</text:p>
          </table:table-cell>
        </table:table-row>
        <table:table-row table:style-name="ro1">
          <table:table-cell office:value-type="float" office:value="2.125">
            <text:p>2.125</text:p>
          </table:table-cell>
          <table:table-cell office:value-type="float" office:value="0.301057">
            <text:p>0.301057</text:p>
          </table:table-cell>
          <table:table-cell office:value-type="float" office:value="0.44894">
            <text:p>0.44894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257748">
            <text:p>0.257748</text:p>
          </table:table-cell>
          <table:table-cell office:value-type="float" office:value="0.424432">
            <text:p>0.424432</text:p>
          </table:table-cell>
        </table:table-row>
        <table:table-row table:style-name="ro1">
          <table:table-cell office:value-type="float" office:value="2.175">
            <text:p>2.175</text:p>
          </table:table-cell>
          <table:table-cell office:value-type="float" office:value="0.215178">
            <text:p>0.215178</text:p>
          </table:table-cell>
          <table:table-cell office:value-type="float" office:value="0.401667">
            <text:p>0.40166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174253">
            <text:p>0.174253</text:p>
          </table:table-cell>
          <table:table-cell office:value-type="float" office:value="0.380013">
            <text:p>0.380013</text:p>
          </table:table-cell>
        </table:table-row>
        <table:table-row table:style-name="ro1">
          <table:table-cell office:value-type="float" office:value="2.225">
            <text:p>2.225</text:p>
          </table:table-cell>
          <table:table-cell office:value-type="float" office:value="0.133746">
            <text:p>0.133746</text:p>
          </table:table-cell>
          <table:table-cell office:value-type="float" office:value="0.358533">
            <text:p>0.358533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96265">
            <text:p>0.096265</text:p>
          </table:table-cell>
          <table:table-cell office:value-type="float" office:value="0.339528">
            <text:p>0.339528</text:p>
          </table:table-cell>
        </table:table-row>
        <table:table-row table:style-name="ro1">
          <table:table-cell office:value-type="float" office:value="2.275">
            <text:p>2.275</text:p>
          </table:table-cell>
          <table:table-cell office:value-type="float" office:value="0.0630675">
            <text:p>0.0630675</text:p>
          </table:table-cell>
          <table:table-cell office:value-type="float" office:value="0.322935">
            <text:p>0.322935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326072">
            <text:p>0.0326072</text:p>
          </table:table-cell>
          <table:table-cell office:value-type="float" office:value="0.306692">
            <text:p>0.306692</text:p>
          </table:table-cell>
        </table:table-row>
        <table:table-row table:style-name="ro1">
          <table:table-cell office:value-type="float" office:value="2.325">
            <text:p>2.325</text:p>
          </table:table-cell>
          <table:table-cell office:value-type="float" office:value="0.00513342">
            <text:p>0.00513342</text:p>
          </table:table-cell>
          <table:table-cell office:value-type="float" office:value="0.291483">
            <text:p>0.291483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-0.01864">
            <text:p>-0.01864</text:p>
          </table:table-cell>
          <table:table-cell office:value-type="float" office:value="0.278">
            <text:p>0.278</text:p>
          </table:table-cell>
        </table:table-row>
        <table:table-row table:style-name="ro1">
          <table:table-cell office:value-type="float" office:value="2.375">
            <text:p>2.375</text:p>
          </table:table-cell>
          <table:table-cell office:value-type="float" office:value="-0.039697">
            <text:p>-0.039697</text:p>
          </table:table-cell>
          <table:table-cell office:value-type="float" office:value="0.265017">
            <text:p>0.26501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0.059375">
            <text:p>-0.059375</text:p>
          </table:table-cell>
          <table:table-cell office:value-type="float" office:value="0.253607">
            <text:p>0.253607</text:p>
          </table:table-cell>
        </table:table-row>
        <table:table-row table:style-name="ro1">
          <table:table-cell office:value-type="float" office:value="2.425">
            <text:p>2.425</text:p>
          </table:table-cell>
          <table:table-cell office:value-type="float" office:value="-0.076474">
            <text:p>-0.076474</text:p>
          </table:table-cell>
          <table:table-cell office:value-type="float" office:value="0.24414">
            <text:p>0.24414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-0.0887335">
            <text:p>-0.0887335</text:p>
          </table:table-cell>
          <table:table-cell office:value-type="float" office:value="0.237528">
            <text:p>0.237528</text:p>
          </table:table-cell>
        </table:table-row>
        <table:table-row table:style-name="ro1">
          <table:table-cell office:value-type="float" office:value="2.475">
            <text:p>2.475</text:p>
          </table:table-cell>
          <table:table-cell office:value-type="float" office:value="-0.0954118">
            <text:p>-0.0954118</text:p>
          </table:table-cell>
          <table:table-cell office:value-type="float" office:value="0.232278">
            <text:p>0.2322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0.09772">
            <text:p>-0.09772</text:p>
          </table:table-cell>
          <table:table-cell office:value-type="float" office:value="0.228837">
            <text:p>0.22883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5/09/2013</text:date>, <text:time>23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09T22:50:45</meta:creation-date>
    <dc:date>2013-05-09T23:35:37</dc:date>
    <dc:creator>Yusuke Koda</dc:creator>
    <meta:editing-duration>PT00H29M42S</meta:editing-duration>
    <meta:editing-cycles>4</meta:editing-cycles>
    <meta:generator>OpenOffice.org/3.2$Unix OpenOffice.org_project/320m12$Build-9483</meta:generator>
    <meta:document-statistic meta:table-count="3" meta:cell-count="308" meta:object-count="0"/>
  </office:meta>
</office:document-meta>
</file>